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start" style:justify-single-word="false"/>
      <style:text-properties style:font-name="Palatino2" fo:font-size="9pt" style:font-size-asian="9pt" style:font-size-complex="9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_20_left">
      <style:text-properties style:font-name="Palatino2" fo:font-size="9pt" style:font-size-asian="9pt" style:font-size-complex="9pt"/>
    </style:style>
    <style:style style:name="P5" style:family="paragraph" style:parent-style-name="Heading_20_4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line-height="2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line-height="200%"/>
    </style:style>
    <style:style style:name="P11" style:family="paragraph" style:parent-style-name="Standard">
      <style:paragraph-properties fo:margin-top="0in" fo:margin-bottom="0.0028in" fo:line-height="200%"/>
      <style:text-properties style:font-name="Palatino1" fo:font-size="9pt" style:font-size-asian="9pt" style:font-size-complex="9pt"/>
    </style:style>
    <style:style style:name="P12" style:family="paragraph" style:parent-style-name="Standard">
      <style:paragraph-properties fo:margin-left="0in" fo:margin-right="0in" fo:line-height="2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.0028in" fo:line-height="200%" fo:text-indent="0in" style:auto-text-indent="false"/>
      <style:text-properties style:font-name="Palatino1" fo:font-size="9pt" style:font-size-asian="9pt" style:font-size-complex="9pt"/>
    </style:style>
    <style:style style:name="P14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Not Only the Lonely</text:h>
      <text:p text:style-name="P10">Unfortunately, each decade there are heroes lost to depression. In the 60's, Marilyn Monroe. In the 90's, Kurt Cobain. More recently, Robin Williams and Anthony Bourdain.</text:p>
      <text:p text:style-name="P9">Anthony was a rolling stone with travel on his mind,</text:p>
      <text:p text:style-name="P9">He knew where the tastiest noodles, one could find:</text:p>
      <text:p text:style-name="P9">Noisy shops in Hong Kong, hawker stalls in Singapore,</text:p>
      <text:p text:style-name="P9">On the streets of Bangkok, Hanoi, and Kuala Lumpur,</text:p>
      <text:p text:style-name="P9">Chinatown in San Francisco, New York, and London,</text:p>
      <text:p text:style-name="P9">Side alleys of Taipei, Tokyo houses of ramen.</text:p>
      <text:p text:style-name="P9">He was blown away as he was hit with spice,</text:p>
      <text:p text:style-name="P9">Bowls of noodles that were saucy, naughty and nice,</text:p>
      <text:p text:style-name="P9">That filled him with sensations of delirious pleasure,</text:p>
      <text:p text:style-name="P9">Salaciously savory tastes beyond measure.</text:p>
      <text:p text:style-name="P9">He meditated on places and memories of past,</text:p>
      <text:p text:style-name="P9">As he slurp the final noodle tail, great to the last.</text:p>
      <text:p text:style-name="P9">He sat in satisfaction having those noodles supreme,</text:p>
      <text:p text:style-name="P9">After traveling he had fulfilled his life's dinner dream.</text:p>
      <text:p text:style-name="P9"/>
      <text:p text:style-name="P9"><text:soft-page-break/>But his mind was in trouble, depressively pained,</text:p>
      <text:p text:style-name="P9">Each time he tipped his glass, his senses drained.</text:p>
      <text:p text:style-name="P9">His thoughts were a tangled forest, the light grew dim,</text:p>
      <text:p text:style-name="P9">Lost in the woods, he feared Brothers Grim.</text:p>
      <text:p text:style-name="P9">Forlorn, how his emotions were like a bell,</text:p>
      <text:p text:style-name="P9">Tolling him back to his soul's dark well,</text:p>
      <text:p text:style-name="P9">Back to fears darker than I've ever known,</text:p>
      <text:p text:style-name="P9">Causing him to shake when he stood alone.</text:p>
      <text:p text:style-name="P9">Darkling he whispered to the Reaper in rhyme,</text:p>
      <text:p text:style-name="P9">Calling the Specter's name too many a time;</text:p>
      <text:p text:style-name="P9">He was half in love with easeful Death,</text:p>
      <text:p text:style-name="P9">To take into the air, with his last breath,</text:p>
      <text:p text:style-name="P9">And in a moment of delusion, he ended his pain!</text:p>
      <text:p text:style-name="P9">We only heard silence as his soul screamed in vain.</text:p>
      <text:p text:style-name="P9"/>
      <text:p text:style-name="P9"/>
      <text:p text:style-name="P9">Wishing our friend with us as I drift and roam,</text:p>
      <text:p text:style-name="P9">Down country roads where I'm far from home,</text:p>
      <text:p text:style-name="P9">I pine for shows beyond tomorrow,</text:p>
      <text:p text:style-name="P11">Aware of lost seasons, full of sorrow. <text:s text:c="919"/></text:p>
      <text:p text:style-name="P9"><text:soft-page-break/>Sad are we, whom he had at one time cherished,</text:p>
      <text:p text:style-name="P9">We feel dazed and confused that our guide has perished.</text:p>
      <text:p text:style-name="P9">Thankfully there's Anthony's videos and books,</text:p>
      <text:p text:style-name="P9">And places he's been I have listed in note books,</text:p>
      <text:p text:style-name="P9">Which helps me plan trips on this travel day,</text:p>
      <text:p text:style-name="P11">As our friend is with rock stars on heaven's stairway.</text:p>
      <text:p text:style-name="P12">Spring and hope will return each revolving year,</text:p>
      <text:p text:style-name="P13">The flights, hotels, and restaurant specials reappear.</text:p>
      <text:p text:style-name="P9">His bright eyes and laughter, we'll remember anew,</text:p>
      <text:p text:style-name="P11">Happier are we, for his happiness we knew.</text:p>
      <text:h text:style-name="Heading_20_4" text:outline-level="4">About</text:h>
      <text:p text:style-name="P8"><text:span text:style-name="T2">Not Only the Lonely</text:span>, is an original poem by Stacy David Thurston, California, United States of America. <text:span text:style-name="T1">Percy Bysshe Shelley had wrote Adonis to honor John Keats after his passing from tuberculosis. This poem is my way to honor those who have fallen to mental illness.</text:span></text:p>
      <text:h text:style-name="P5" text:outline-level="4">My Writing Credits</text:h>
      <text:p text:style-name="P6">My poem, <text:span text:style-name="T2">I am Canadian</text:span>, was published in my alma mater's magazine, 2007 issue, University of Manitoba.</text:p>
      <text:p text:style-name="P7"><text:span text:style-name="T3">Getting Started with Sun ONE</text:span><text:span text:style-name="T4">, is my computer book published 2004 by Prentice H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">
      <style:paragraph-properties fo:text-align="start" style:justify-single-word="false"/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_20_left">
      <style:text-properties style:font-name="Palatino2" fo:font-size="9pt" style:font-size-asian="9pt" style:font-size-complex="9pt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Stacy David Thurston</text:p>
      </style:header>
      <style:header-left>
        <text:p text:style-name="MP2">Author: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/></text:p>
      </style:header>
      <style:header-left>
        <text:p text:style-name="MP4"><text:page-number text:select-page="current"/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2-05T10:12:10</dc:date>
    <meta:editing-cycles>2788</meta:editing-cycles>
    <meta:editing-duration>P156DT14H51M44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3" meta:paragraph-count="54" meta:word-count="486" meta:character-count="3675"/>
  </office:meta>
</office:document-meta>
</file>